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demon world.</text:p>
          </table:table-cell>
          <table:table-cell table:number-columns-repeated="1020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style-name="ce0"/>
          <table:table-cell table:style-name="ce0"/>
          <table:table-cell table:style-name="ce0" office:value-type="string">
            <text:p>\C[6]It is said that since ancient times, the demons
reigned supreme over the lands, surpassing
even the human world in glory.</text:p>
          </table:table-cell>
          <table:table-cell table:number-columns-repeated="1020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style-name="ce0"/>
          <table:table-cell table:style-name="ce0"/>
          <table:table-cell table:style-name="ce0" office:value-type="string">
            <text:p>\C[6]However, as we stray farther from civilization,
the color of the landscape fades, and a savage
wasteland unfolds before our eyes.</text:p>
          </table:table-cell>
          <table:table-cell table:number-columns-repeated="1020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style-name="ce0"/>
          <table:table-cell table:style-name="ce0"/>
          <table:table-cell table:style-name="ce0" office:value-type="string">
            <text:p>\C[6]And this wilderness, abhorred by even the
most belligerent of demons, is home to a
particularly fearsome race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。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</text:p>
          </table:table-cell>
          <table:table-cell table:number-columns-repeated="1020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y are called the “Shinigami”, and they
possess an extremely rare characteristic:
multiple bodies controlled by a single ego.</text:p>
          </table:table-cell>
          <table:table-cell table:number-columns-repeated="1020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style-name="ce0"/>
          <table:table-cell table:style-name="ce0"/>
          <table:table-cell table:style-name="ce0" office:value-type="string">
            <text:p>\C[6]To hire their unrivaled firepower as mercenary
forces is the single greatest taboo in the demon
world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This......cave...?</text:p>
          </table:table-cell>
          <table:table-cell table:number-columns-repeated="1020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n her hands, she held a single grubby letter
upon which the words “Banquet Invitation”
were penned, or—more honestly—scrawled.</text:p>
          </table:table-cell>
          <table:table-cell table:number-columns-repeated="1020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style-name="ce0"/>
          <table:table-cell table:style-name="ce0"/>
          <table:table-cell table:style-name="ce0" office:value-type="string">
            <text:p>\C[6]She had been called to this cave by the
invitation, from which a sender's name was
conspicuously missing—circumstances that
would put anyone on their guard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Food.</text:p>
          </table:table-cell>
          <table:table-cell table:number-columns-repeated="1020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trick proved especially effective in luring
the girl, who had never been suspicious of
others and had an unusual obsession with foo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